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Text_20_body" style:list-style-name="Hierarchical_20_-_20_1_2c__20_a_2c__20_i_2c__20_etc."/>
    <style:style style:name="T1" style:family="text">
      <style:text-properties style:text-underline-style="none"/>
    </style:style>
    <style:style style:name="T2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s of Words</text:p>
      <text:p text:style-name="Subtitle"><text:a xlink:type="simple" xlink:href="mailto:someonesdad1@gmail.com">someonesdad1@gmail.com</text:a> <text:s/>9 Dec 2012</text:p>
      <text:p text:style-name="Text_20_body"/>
      <text:p text:style-name="Text_20_body">This document looks at a python script <text:span text:style-name="Code">lookup.py</text:span> that can be used to do word searches in word lists. <text:s/>It also discusses getting decent lists of words, something that can be harder than it seems.</text:p>
      <text:p text:style-name="Text_20_body">I look words up a lot, for three main reasons:</text:p>
      <text:list xml:id="list27712939" text:style-name="Hierarchical_20_-_20_1_2c__20_a_2c__20_i_2c__20_etc.">
        <text:list-item>
          <text:p text:style-name="P1">Find words that match a regular expression.</text:p>
        </text:list-item>
        <text:list-item>
          <text:p text:style-name="P1">Look up a word's definition.</text:p>
        </text:list-item>
        <text:list-item>
          <text:p text:style-name="P1">Find synonyms for the word.</text:p>
        </text:list-item>
      </text:list>
      <text:p text:style-name="Text_20_body">The <text:span text:style-name="Code">lookup.py</text:span> script now lets me do all these types of searches.</text:p>
      <text:h text:style-name="Heading_20_1" text:outline-level="1">lookup.py</text:h>
      <text:p text:style-name="Text_20_body">The <text:span text:style-name="Code">lookup.py</text:span> script is my primary tool for performing word look-ups. <text:s/>If you wish to use it, you'll have to find a suitable <text:span text:style-name="Code">grep</text:span> command and put a link to the executable into the script. <text:s/>The reason is that it's much faster to use the <text:span text:style-name="Code">grep</text:span> command to do the searching of the dictionary files rather than read them into python and process them. <text:s/>In addition, since I use GNU <text:span text:style-name="Code">grep</text:span> on my system (under cygwin), I get colored output in my console window; here's an example of looking up words that contain <text:span text:style-name="Code">hea</text:span>:</text:p>
      <text:p text:style-name="Code">a<text:span text:style-name="Code_2c__20_important">hea</text:span>d</text:p>
      <text:p text:style-name="Code">air<text:span text:style-name="Code_2c__20_important">hea</text:span>d</text:p>
      <text:p text:style-name="Code">...</text:p>
      <text:p text:style-name="Code">wrong<text:span text:style-name="Code_2c__20_important">hea</text:span>dedly</text:p>
      <text:p text:style-name="Code_20_end">wrong<text:span text:style-name="Code_2c__20_important">hea</text:span>dedness</text:p>
      <text:p text:style-name="Text_20_body">This colorized output is a big time-saver in dealing with lots of output. <text:s/>The majority of the time I'm doing searches where I want to just look up e.g. the word's spelling or find a word that fits a certain regular expression. <text:s/>This tool lets me do this easily and the options let me choose which dictionary to use; here's the usage statement from <text:span text:style-name="Code">lookup.py</text:span> (run it without any command line arguments to have the usage statement printed):</text:p>
      <text:p text:style-name="Code">Usage: <text:s/>lookup.py [options] regexp</text:p>
      <text:p text:style-name="Code"><text:s text:c="2"/>Look up a regular expression in a dictionary of words. <text:s/>The search</text:p>
      <text:p text:style-name="Code"><text:s text:c="2"/>tool is grep, so you should use grep's regular expressions. <text:s/>You'll</text:p>
      <text:p text:style-name="Code"><text:s text:c="2"/>have to make sure the grep variable in the program points to a</text:p>
      <text:p text:style-name="Code"><text:s text:c="2"/>suitable grep program.</text:p>
      <text:p text:style-name="Code"/>
      <text:p text:style-name="Code"><text:s text:c="2"/>The WordNet option provide the ability to search the list of words</text:p>
      <text:p text:style-name="Code"><text:s text:c="2"/>from WordNet and see synonyms and definitions. <text:s/>Note that the</text:p>
      <text:p text:style-name="Code"><text:s text:c="2"/>WordNet dictionary also includes combinations of words connected by</text:p>
      <text:p text:style-name="Code"><text:s text:c="2"/>hyphens and space (underscore) characters (use -c to exclude them).</text:p>
      <text:p text:style-name="Code"/>
      <text:p text:style-name="Code">Options:</text:p>
      <text:p text:style-name="Code"><text:s text:c="4"/>-0 <text:s text:c="5"/>Use a simple English dictionary (850 words)</text:p>
      <text:p text:style-name="Code"><text:s text:c="4"/>-1 <text:s text:c="5"/>Use the default dictionary <text:s text:c="5"/>(42 kwords)</text:p>
      <text:p text:style-name="Code"><text:s text:c="4"/>-2 <text:s text:c="5"/>Use a larger ubuntu dictionary <text:s/>(98 kwords)</text:p>
      <text:p text:style-name="Code"><text:s text:c="4"/>-3 <text:s text:c="5"/>Use a large dictionary <text:s text:c="8"/>(274 kwords)</text:p>
      <text:p text:style-name="Code"><text:s text:c="4"/>-C n <text:s text:c="3"/>Set the number of columns to n</text:p>
      <text:p text:style-name="Code"><text:s text:c="4"/>-w <text:s text:c="5"/>Use a dictionary from WordNet <text:s/>(155 kwords)</text:p>
      <text:p text:style-name="Code"><text:s text:c="4"/>-i <text:s text:c="5"/>Make search case-sensitive</text:p>
      <text:p text:style-name="Code"/>
      <text:p text:style-name="Code">WordNet search options (causes -w option to be set):</text:p>
      <text:p text:style-name="Code"><text:s text:c="4"/>-a <text:s text:c="5"/>Limit to adjectives</text:p>
      <text:p text:style-name="Code"><text:s text:c="4"/>-c <text:s text:c="5"/>Do not show compound or hyphenated words</text:p>
      <text:p text:style-name="Code"><text:s text:c="4"/>-d <text:s text:c="5"/>Show definitions/synonyms for all words that match</text:p>
      <text:p text:style-name="Code"><text:s text:c="4"/>-n <text:s text:c="5"/>Limit to nouns</text:p>
      <text:p text:style-name="Code"><text:soft-page-break/><text:s text:c="4"/>-r <text:s text:c="5"/>Limit to adverbs</text:p>
      <text:p text:style-name="Code"><text:s text:c="4"/>-v <text:s text:c="5"/>Limit to verbs</text:p>
      <text:p text:style-name="Code"/>
      <text:p text:style-name="Code">Acknowledgements:</text:p>
      <text:p text:style-name="Code"><text:s text:c="2"/>1. <text:s/>Thanks to Alan Beale for his 12dicts (I use his 2of12.txt</text:p>
      <text:p text:style-name="Code"><text:s text:c="6"/>file for my default dictionary):</text:p>
      <text:p text:style-name="Code"><text:s text:c="6"/>http://wordlist.sourceforge.net/12dicts-readme.html.</text:p>
      <text:p text:style-name="Code"><text:s text:c="2"/>2. <text:s/>Thanks to the folks at Princeton who provide WordNet:</text:p>
      <text:p text:style-name="Code_20_end"><text:s text:c="6"/>http://wordnet.princeton.edu/.</text:p>
      <text:p text:style-name="Text_20_body">The added power of <text:span text:style-name="Code">lookup.py</text:span> comes from the ability to use the WordNet information once you know the word(s) you're interested in. <text:s/>For example, </text:p>
      <text:p text:style-name="Code_20_end">python lookup.py -C 60 -dc "^mother$|^motherless$|^motherly$"</text:p>
      <text:p text:style-name="Text_20_body">resulted in the colored output (showing the different word types) to my shell window:</text:p>
      <text:p text:style-name="Text_20_body"><draw:frame draw:style-name="fr1" draw:name="graphics1" text:anchor-type="paragraph" svg:width="5.0744in" svg:height="4.7543in" draw:z-index="0"><draw:image xlink:href="../pictures/lookup_results.png" xlink:type="simple" xlink:show="embed" xlink:actuate="onLoad"/></draw:frame>As written, the <text:span text:style-name="Code">lookup.py</text:span> script uses a python library <text:span text:style-name="Code">WConio</text:span> to generate color output to a DOS/cygwin shell (I work in a cygwin bash window) -- you'll have to get <text:span text:style-name="Code">WConio</text:span> if you want colored output in a DOS/cygwin window. <text:s/>If you want to get the same behavior on a UNIX-like system, you'll have to do some simple coding pertinent to your terminal window (change the <text:span text:style-name="Code">color.py</text:span> script included in the package). <text:s/>This is often done with escape sequences; one way of finding them is to look at a command line tool like GNU <text:span text:style-name="Code">grep</text:span> or <text:span text:style-name="Code">ls</text:span> that provide colorized output. <text:s/>Or, you may be able to use e.g. the <text:span text:style-name="Code">ncurses</text:span> library. <text:s/>It's also simple to remove the colorizing commands in the <text:span text:style-name="Code">lookup.py</text:span> script (they're only in one function), but I find it quite convenient to quickly differentiate the results by color.</text:p>
      <text:p text:style-name="Text_20_body">If you wish to use the <text:span text:style-name="Code">lookup.py</text:span> script with the WordNet features, you'll need to download WordNet 3.0 and construct some files. <text:s/>See <text:span text:style-name="Section"><text:bookmark-ref text:reference-format="text" text:ref-name="__RefHeading__37516_1424332748">WordNet</text:bookmark-ref></text:span> <text:bookmark-ref text:reference-format="direction" text:ref-name="__RefHeading__37516_1424332748">below</text:bookmark-ref>.</text:p>
      <text:p text:style-name="Text_20_body">You'll also need to find various word list files to use with the script. <text:s/>I didn't supply any, mainly to <text:soft-page-break/>save space (see the <text:span text:style-name="Section"><text:bookmark-ref text:reference-format="text" text:ref-name="__RefHeading__35303_1424332748">Getting word lists</text:bookmark-ref></text:span> section for some hints on where to look). <text:s/>You'll have to edit the global variables <text:span text:style-name="Code">dictionary_files</text:span> and <text:span text:style-name="Code">dictionary_files</text:span> to make sure they point to the right files.</text:p>
      <text:h text:style-name="Heading_20_1" text:outline-level="1">simple.py</text:h>
      <text:p text:style-name="Text_20_body">The <text:span text:style-name="Code">simple.py</text:span> script examines files or stdin for words that are not in Ogden's simple English list of words (851 words). <text:s/>The script changes all non-letter characters to spaces, converts everything to lowercase, then splits the words on space characters. <text:s/>Then the words not in Ogden's list are printed.</text:p>
      <text:p text:style-name="Text_20_body">This can be a useful tool to ensure that some writing is done at a basic level. <text:s/>However, you'll probably find that few pieces of text will pass this test, so you may find yourself building a somewhat larger dictionary over time.</text:p>
      <text:p text:style-name="Text_20_body">If you want a more useful tool for assessing the readability of English text, get the <text:span text:style-name="Code">readability.zip</text:span> package from <text:a xlink:type="simple" xlink:href="http://code.google.com/p/hobbyutil/">http://code.google.com/p/hobbyutil/</text:a>. <text:s/>Its usage statement is:</text:p>
      <text:p text:style-name="Code">Usage: <text:s/>d:/p/pylib/readability.py file1 [file2...]</text:p>
      <text:p text:style-name="Code"/>
      <text:p text:style-name="Code">Prints readability statistics for text files.</text:p>
      <text:p text:style-name="Code"/>
      <text:p text:style-name="Code">FKRE = Flesch-Kincaid Reading Ease</text:p>
      <text:p text:style-name="Code"><text:s text:c="4"/>0-100, higher numbers mean easier to read</text:p>
      <text:p text:style-name="Code"/>
      <text:p text:style-name="Code">The following numbers are the approximate reading level in US grade level:</text:p>
      <text:p text:style-name="Code"><text:s text:c="4"/>FOG <text:s/>= Gunning Fog Index</text:p>
      <text:p text:style-name="Code"><text:s text:c="4"/>ARI <text:s/>= Automated Readibility Index</text:p>
      <text:p text:style-name="Code"><text:s text:c="4"/>CL <text:s text:c="2"/>= Coleman-Liau Index</text:p>
      <text:p text:style-name="Code"><text:s text:c="4"/>FKGL = Flesch-Kincaid Grade Level</text:p>
      <text:p text:style-name="Code"><text:s text:c="4"/>SMOG = SMOG Index</text:p>
      <text:p text:style-name="Code"><text:s text:c="4"/>FORC = FORCAST Readability Formula</text:p>
      <text:p text:style-name="Code"/>
      <text:p text:style-name="Code_20_end">See the comments in the program code for formulas and references.</text:p>
      <text:p text:style-name="Text_20_body">When I use this tool, I try to shoot for a grade level of 8 for general writing and keep the grade level at or under 12 for technical writing (it's not always possible, however). <text:s/>Typical output is:</text:p>
      <text:p text:style-name="Code"><text:s text:c="2"/>FOG <text:s text:c="2"/>ARI <text:s text:c="3"/>CL <text:s/>FKRE <text:s/>FKGL <text:s/>SMOG <text:s/>FORC</text:p>
      <text:p text:style-name="Code"><text:s text:c="3"/>10 <text:s text:c="4"/>6 <text:s text:c="3"/>14 <text:s text:c="3"/>55 <text:s text:c="4"/>8 <text:s text:c="4"/>9 <text:s text:c="3"/>11 <text:s/>writing.txt</text:p>
      <text:p text:style-name="Code"><text:s text:c="3"/>15 <text:s text:c="3"/>13 <text:s text:c="3"/>10 <text:s text:c="3"/>53 <text:s text:c="3"/>12 <text:s text:c="3"/>13 <text:s text:c="3"/>10 <text:s/>Pride_and_Prejudice.txt</text:p>
      <text:p text:style-name="Code"><text:s text:c="3"/>11 <text:s text:c="4"/>9 <text:s text:c="3"/>10 <text:s text:c="3"/>69 <text:s text:c="4"/>8 <text:s text:c="3"/>10 <text:s text:c="4"/>9 <text:s/>Tom_Sawyer.txt</text:p>
      <text:h text:style-name="Heading_20_1" text:outline-level="1"><text:bookmark text:name="__RefHeading__35303_1424332748"/>Getting word lists<text:bookmark-end text:name="__RefHeading__35303_1424332748"/></text:h>
      <text:p text:style-name="Text_20_body">Finding and/or making good word lists can be a journey rather than the simple task you might think it should be. <text:s/>The easiest thing is to grab a <text:span text:style-name="Code">words</text:span> file from a UNIX box, but, as mentioned, these may have more than their fair share of unusual words, giving you lots of matches that you shake your head over. <text:s/>Not that most of them aren't words, but they're "3-sigma" words -- outside (or far outside) common usage. <text:s/>And many of them contain acronyms and abbreviations that really shouldn't be in the list. <text:s text:c="2"/></text:p>
      <text:p text:style-name="Text_20_body">Often, what one wants is a selection of dictionaries that can be combined as desired. <text:s/>I'm slowly working towards such a thing, but it's not high on the priority list.</text:p>
      <text:p text:style-name="Text_20_body">I'm grateful to Alan Beale, who has put together some useful dictionaries at <text:a xlink:type="simple" xlink:href="http://wordlist.sourceforge.net/12dicts-readme.html">http://wordlist.sourceforge.net/12dicts-readme.html</text:a>. <text:s/>A quote from Alan's page resonated with me, as it was <text:span text:style-name="T1">exactly</text:span> what I had experienced (the context is the typical UNIX <text:span text:style-name="Code">words</text:span> file): <text:s/>"I was not impressed by the overall quality of these lists, and the few which were high-quality were all-inclusive, burying the everyday words under a mountain of archaisms and esoterica." <text:s/>Alan undertook the task of building useful word lists and has apparently spent more than 12 years at it. <text:s/>In particular, I liked <text:soft-page-break/>his <text:span text:style-name="Code">2of12.txt</text:span> file and I now use it as my default dictionary in <text:span text:style-name="Code">lookup.py</text:span>. <text:s/></text:p>
      <text:p text:style-name="Text_20_body">The <text:span text:style-name="Code">-0</text:span> option to the <text:span text:style-name="Code">lookup.py</text:span> script is the 850 word list put together by <text:a xlink:type="simple" xlink:href="http://ogden.basic-english.org/">Charles Ogden</text:a> in 1930 for "basic English". <text:s/>Actually, there are 851 words in the list because it includes grey and gray as acceptable spellings. <text:s/></text:p>
      <text:p text:style-name="Text_20_body"><text:s/>Here's a list of 2000 words that may find use as a basic dictionary: <text:s/><text:a xlink:type="simple" xlink:href="http://jbauman.com/aboutgsl.html">http://jbauman.com/aboutgsl.html</text:a>.</text:p>
      <text:p text:style-name="Text_20_body">If you do a web search on "english word list", you'll find lots of hits. <text:s/>It will take a lot of time to sort through all the stuff you'll find.</text:p>
      <text:h text:style-name="Heading_20_2" text:outline-level="2"><text:bookmark text:name="__RefHeading__37516_1424332748"/>WordNet<text:bookmark-end text:name="__RefHeading__37516_1424332748"/></text:h>
      <text:p text:style-name="Text_20_body">Princeton University, <text:s/>"About WordNet", WordNet, Princeton University, 2010, <text:s/><text:a xlink:type="simple" xlink:href="http://wordnet.princeton.edu/">http://wordnet.princeton.edu</text:a>. </text:p>
      <text:p text:style-name="Text_20_body">The <text:a xlink:type="simple" xlink:href="http://wordnet.princeton.edu/">WordNet</text:a> project provides a list of words and their meanings and classifications. <text:s/>The files constituting the database are plain ASCII text and can be used as-is, although having programmatic tools for access makes things nicer. <text:s/>I haven't tried the tools that come with WordNet because I just wanted the data so I could use it with the <text:span text:style-name="Code">lookup.py</text:span> script, but you might want to examine these tools first to see if they fit your needs better than a console script (there's also a useful web interface for occasional look-ups). <text:s/>If you want to use <text:span text:style-name="Code">lookup.py</text:span> with the WordNet files, here are the things you'll need to do:</text:p>
      <text:list xml:id="list28238576" text:continue-list="list27712939" text:style-name="Hierarchical_20_-_20_1_2c__20_a_2c__20_i_2c__20_etc.">
        <text:list-item text:start-value="1">
          <text:p text:style-name="P1">Download the WordNet 3.0 package (see the above link to find it). <text:s/>I downloaded the <text:s/><text:span text:style-name="Code">WordNet‑3.0.tar.bz2</text:span> package. <text:s/>The MD5 hash of this file was 89b4db7c6840ce69a8e315a3f83d996b. <text:s/>Note there's a 3.1 database package available; it contains about 16 words more than the 3.0 package and probably contains updated synonym/definition/linking information.</text:p>
        </text:list-item>
        <text:list-item>
          <text:p text:style-name="P1">Unpackage the WordNet package and copy the following files from <text:span text:style-name="Code">WordNet-3.0/dict</text:span> to a directory where you want them to be stored:</text:p>
          <text:p text:style-name="P1"><text:span text:style-name="Code">data.adj <text:s/>data.adv <text:s/>data.noun <text:s/>data.verb <text:s/>index.sense</text:span></text:p>
        </text:list-item>
        <text:list-item>
          <text:p text:style-name="P1">Copy the <text:span text:style-name="Code">index.sense</text:span> file to where the <text:span text:style-name="Code">lookup.py</text:span> script is installed and rename it; I recommend using the name <text:span text:style-name="Code">words.wordnet</text:span>, but you can name it anything you want. <text:s/>Then, using your editor and/or stream tools, remove the regular expression <text:span text:style-name="Code">%.*$</text:span> from every line in the <text:span text:style-name="Code">index.sense</text:span> file (i.e., delete from the <text:span text:style-name="Code">%</text:span> character to the end of the line on each line). <text:s/>Then run the <text:span text:style-name="Code">sort -u</text:span> command on the file's contents to sort them in order and keep only unique lines. <text:s/>NOTE: <text:s/>if you don't wish to do this stuff manually, you can run the <text:span text:style-name="Code">mkwords.py</text:span> script included in the package and it will make this words file for you. <text:s/>If you have a suitable <text:span text:style-name="Code">make</text:span> on your system, edit the <text:span text:style-name="Code">makefile</text:span> and let it do all of the requisite work for you.</text:p>
        </text:list-item>
        <text:list-item>
          <text:p text:style-name="P1">Edit the <text:span text:style-name="Code">lookup.py</text:span> script and change the <text:span text:style-name="Code">wordnet_files</text:span> global variable to point to these WordNet files. <text:s/>Also edit the <text:span text:style-name="Code">dictionary_files</text:span> global variable as appropriate.</text:p>
        </text:list-item>
        <text:list-item>
          <text:p text:style-name="P1">If you're not running under a DOS or cygwin bash window and you want colored output, you'll have to write substitutes for the functions used from the <text:span text:style-name="Code">color.py</text:span> module. <text:s/>The <text:span text:style-name="Code">color.py</text:span> and <text:span text:style-name="Code">wrap.py</text:span> modules needed are included in the zipfile.</text:p>
        </text:list-item>
        <text:list-item>
          <text:p text:style-name="P1">Find a suitable <text:span text:style-name="Code">grep</text:span> executable and set the <text:span text:style-name="Code">grep</text:span> global variable in the script to point to it. <text:s/>If you're on a Windows machine, the <text:span text:style-name="Code">windows/system32/findstr</text:span> utility might be able to do what you need (I haven't worked with it or tested it). <text:s/>I'd recommend using the GNU <text:span text:style-name="Code">grep</text:span> suite if possible, as it is capable of color-coding the output to show you where the regular expression matched in the output strings (this is useful to sort through lots of output). <text:s/>I haven't tried it, but one such source might be <text:a xlink:type="simple" xlink:href="http://unxutils.sourceforge.net/">http://unxutils.sourceforge.net/</text:a>.</text:p>
        </text:list-item>
      </text:list>
      <text:p text:style-name="Text_20_body">Now you should be able to use <text:span text:style-name="Code">lookup.py</text:span> with the WordNet features.</text:p>
      <text:p text:style-name="Text_20_body">If you're a programmer and you wish to make use of WordNet's data files, look at the documentation <text:soft-page-break/>files, especially <text:span text:style-name="Code">wndb.5.pdf</text:span> and <text:span text:style-name="Code">senseidx.5.pdf</text:span> for details on the files' stru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in" fo:margin-right="0in" fo:text-indent="0in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01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in" fo:margin-bottom="0.0799in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0.2in" fo:margin-right="0in" fo:text-indent="0in" style:auto-text-indent="false">
        <style:tab-stops/>
      </style:paragraph-properties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>
      <style:text-properties fo:color="#000080" style:text-underline-style="solid" style:text-underline-width="auto" style:text-underline-color="font-color" fo:font-weight="normal"/>
    </style:style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0.1in" fo:margin-left="0.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1.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1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0.1in" fo:margin-left="1.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1.7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1.9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2.1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2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2T09:46:47</meta:creation-date>
    <meta:editing-cycles>42</meta:editing-cycles>
    <meta:editing-duration>PT09H45M08S</meta:editing-duration>
    <meta:generator>OpenOffice.org/3.2$Win32 OpenOffice.org_project/320m18$Build-9502</meta:generator>
    <dc:date>2012-12-23T08:10:50.27</dc:date>
    <meta:document-statistic meta:table-count="0" meta:image-count="1" meta:object-count="0" meta:page-count="5" meta:paragraph-count="92" meta:word-count="1835" meta:character-count="11094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